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athology" table:style-name="ta1">
        <table:table-column table:style-name="co1" table:default-cell-style-name="ce14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Deox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%Thb1</text:p>
          </table:table-cell>
          <table:table-cell office:value-type="string" calcext:value-type="string">
            <text:p>%THb2</text:p>
          </table:table-cell>
          <table:table-cell office:value-type="string" calcext:value-type="string">
            <text:p>%Thb3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%US1</text:p>
          </table:table-cell>
          <table:table-cell office:value-type="string" calcext:value-type="string">
            <text:p>%US2</text:p>
          </table:table-cell>
          <table:table-cell office:value-type="string" calcext:value-type="string">
            <text:p>%US3</text:p>
          </table:table-cell>
          <table:table-cell office:value-type="string" calcext:value-type="string">
            <text:p>US0</text:p>
          </table:table-cell>
          <table:table-cell office:value-type="string" calcext:value-type="string">
            <text:p>US1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US3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7.0249" calcext:value-type="float">
            <text:p>97.0249</text:p>
          </table:table-cell>
          <table:table-cell office:value-type="float" office:value="59.7407" calcext:value-type="float">
            <text:p>59.7407</text:p>
          </table:table-cell>
          <table:table-cell office:value-type="float" office:value="42.2131" calcext:value-type="float">
            <text:p>42.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6152" calcext:value-type="float">
            <text:p>82.6152</text:p>
          </table:table-cell>
          <table:table-cell office:value-type="float" office:value="58.7916" calcext:value-type="float">
            <text:p>58.7916</text:p>
          </table:table-cell>
          <table:table-cell office:value-type="float" office:value="55.0166" calcext:value-type="float">
            <text:p>55.01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8.33" calcext:value-type="float">
            <text:p>58.33</text:p>
          </table:table-cell>
          <table:table-cell office:value-type="float" office:value="41.67" calcext:value-type="float">
            <text:p>41.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.8652" calcext:value-type="float">
            <text:p>91.8652</text:p>
          </table:table-cell>
          <table:table-cell office:value-type="float" office:value="61.4703" calcext:value-type="float">
            <text:p>61.4703</text:p>
          </table:table-cell>
          <table:table-cell office:value-type="float" office:value="67.1153" calcext:value-type="float">
            <text:p>67.1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809" calcext:value-type="float">
            <text:p>89.8809</text:p>
          </table:table-cell>
          <table:table-cell office:value-type="float" office:value="87.4809" calcext:value-type="float">
            <text:p>87.4809</text:p>
          </table:table-cell>
          <table:table-cell office:value-type="float" office:value="79.9907" calcext:value-type="float">
            <text:p>79.9907</text:p>
          </table:table-cell>
          <table:table-cell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office:value-type="float" office:value="89.66" calcext:value-type="float">
            <text:p>89.66</text:p>
          </table:table-cell>
          <table:table-cell office:value-type="float" office:value="96.55" calcext:value-type="float">
            <text:p>96.5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5446" calcext:value-type="float">
            <text:p>86.5446</text:p>
          </table:table-cell>
          <table:table-cell office:value-type="float" office:value="54.0685" calcext:value-type="float">
            <text:p>54.0685</text:p>
          </table:table-cell>
          <table:table-cell office:value-type="float" office:value="36.0404" calcext:value-type="float">
            <text:p>36.0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56.5713" calcext:value-type="float">
            <text:p>56.5713</text:p>
          </table:table-cell>
          <table:table-cell office:value-type="float" office:value="44.2749" calcext:value-type="float">
            <text:p>44.2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.8377" calcext:value-type="float">
            <text:p>61.8377</text:p>
          </table:table-cell>
          <table:table-cell office:value-type="float" office:value="64.1424" calcext:value-type="float">
            <text:p>64.1424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69.7524" calcext:value-type="float">
            <text:p>69.7524</text:p>
          </table:table-cell>
          <table:table-cell office:value-type="float" office:value="55.4238" calcext:value-type="float">
            <text:p>55.4238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54.6" calcext:value-type="float">
            <text:p>54.6</text:p>
          </table:table-cell>
          <table:table-cell office:value-type="float" office:value="31.8" calcext:value-type="float">
            <text:p>31.8</text:p>
          </table:table-cell>
          <table:table-cell office:value-type="float" office:value="22" calcext:value-type="float">
            <text:p>22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.3118" calcext:value-type="float">
            <text:p>45.3118</text:p>
          </table:table-cell>
          <table:table-cell office:value-type="float" office:value="31.4177" calcext:value-type="float">
            <text:p>31.4177</text:p>
          </table:table-cell>
          <table:table-cell office:value-type="float" office:value="26.1698" calcext:value-type="float">
            <text:p>26.1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628" calcext:value-type="float">
            <text:p>59.628</text:p>
          </table:table-cell>
          <table:table-cell office:value-type="float" office:value="93.5814" calcext:value-type="float">
            <text:p>93.5814</text:p>
          </table:table-cell>
          <table:table-cell office:value-type="float" office:value="64.7792" calcext:value-type="float">
            <text:p>64.77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.61" calcext:value-type="float">
            <text:p>76.61</text:p>
          </table:table-cell>
          <table:table-cell office:value-type="float" office:value="50.252" calcext:value-type="float">
            <text:p>50.252</text:p>
          </table:table-cell>
          <table:table-cell office:value-type="float" office:value="32.8084" calcext:value-type="float">
            <text:p>32.8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6682" calcext:value-type="float">
            <text:p>55.6682</text:p>
          </table:table-cell>
          <table:table-cell office:value-type="float" office:value="53.4864" calcext:value-type="float">
            <text:p>53.4864</text:p>
          </table:table-cell>
          <table:table-cell office:value-type="float" office:value="40.3228" calcext:value-type="float">
            <text:p>40.3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83.3" calcext:value-type="float">
            <text:p>8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.8507" calcext:value-type="float">
            <text:p>43.8507</text:p>
          </table:table-cell>
          <table:table-cell office:value-type="float" office:value="35.4429" calcext:value-type="float">
            <text:p>35.4429</text:p>
          </table:table-cell>
          <table:table-cell office:value-type="float" office:value="12.1551" calcext:value-type="float">
            <text:p>12.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445" calcext:value-type="float">
            <text:p>97.2445</text:p>
          </table:table-cell>
          <table:table-cell office:value-type="float" office:value="152.8938" calcext:value-type="float">
            <text:p>152.8938</text:p>
          </table:table-cell>
          <table:table-cell office:value-type="float" office:value="145.7785" calcext:value-type="float">
            <text:p>145.778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61.9" calcext:value-type="float">
            <text:p>61.9</text:p>
          </table:table-cell>
          <table:table-cell office:value-type="float" office:value="66.7" calcext:value-type="float">
            <text:p>66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.1815" calcext:value-type="float">
            <text:p>102.1815</text:p>
          </table:table-cell>
          <table:table-cell office:value-type="float" office:value="75.0936" calcext:value-type="float">
            <text:p>75.0936</text:p>
          </table:table-cell>
          <table:table-cell office:value-type="float" office:value="28.8373" calcext:value-type="float">
            <text:p>28.8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7157" calcext:value-type="float">
            <text:p>75.7157</text:p>
          </table:table-cell>
          <table:table-cell office:value-type="float" office:value="77.3375" calcext:value-type="float">
            <text:p>77.3375</text:p>
          </table:table-cell>
          <table:table-cell office:value-type="float" office:value="40.619" calcext:value-type="float">
            <text:p>40.619</text:p>
          </table:table-cell>
          <table:table-cell office:value-type="float" office:value="1" calcext:value-type="float">
            <text:p>1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.235" calcext:value-type="float">
            <text:p>66.235</text:p>
          </table:table-cell>
          <table:table-cell office:value-type="float" office:value="32.2988" calcext:value-type="float">
            <text:p>32.2988</text:p>
          </table:table-cell>
          <table:table-cell office:value-type="float" office:value="37.1411" calcext:value-type="float">
            <text:p>37.1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2585" calcext:value-type="float">
            <text:p>85.2585</text:p>
          </table:table-cell>
          <table:table-cell office:value-type="float" office:value="69.7874" calcext:value-type="float">
            <text:p>69.7874</text:p>
          </table:table-cell>
          <table:table-cell office:value-type="float" office:value="41.282" calcext:value-type="float">
            <text:p>41.2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4576" calcext:value-type="float">
            <text:p>99.4576</text:p>
          </table:table-cell>
          <table:table-cell office:value-type="float" office:value="49.2587" calcext:value-type="float">
            <text:p>49.2587</text:p>
          </table:table-cell>
          <table:table-cell office:value-type="float" office:value="50.3657" calcext:value-type="float">
            <text:p>50.3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823" calcext:value-type="float">
            <text:p>44.3823</text:p>
          </table:table-cell>
          <table:table-cell office:value-type="float" office:value="56.4938" calcext:value-type="float">
            <text:p>56.4938</text:p>
          </table:table-cell>
          <table:table-cell office:value-type="float" office:value="47.1619" calcext:value-type="float">
            <text:p>47.1619</text:p>
          </table:table-cell>
          <table:table-cell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56.3" calcext:value-type="float">
            <text:p>56.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3115" calcext:value-type="float">
            <text:p>99.3115</text:p>
          </table:table-cell>
          <table:table-cell office:value-type="float" office:value="53.0346" calcext:value-type="float">
            <text:p>53.0346</text:p>
          </table:table-cell>
          <table:table-cell office:value-type="float" office:value="48.4187" calcext:value-type="float">
            <text:p>48.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812" calcext:value-type="float">
            <text:p>88.1812</text:p>
          </table:table-cell>
          <table:table-cell office:value-type="float" office:value="70.0034" calcext:value-type="float">
            <text:p>70.0034</text:p>
          </table:table-cell>
          <table:table-cell office:value-type="float" office:value="47.8893" calcext:value-type="float">
            <text:p>47.8893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70.6" calcext:value-type="float">
            <text:p>70.6</text:p>
          </table:table-cell>
          <table:table-cell office:value-type="float" office:value="61.8" calcext:value-type="float">
            <text:p>61.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.7812" calcext:value-type="float">
            <text:p>62.7812</text:p>
          </table:table-cell>
          <table:table-cell office:value-type="float" office:value="34.5388" calcext:value-type="float">
            <text:p>34.5388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1762" calcext:value-type="float">
            <text:p>84.1762</text:p>
          </table:table-cell>
          <table:table-cell office:value-type="float" office:value="87.6076" calcext:value-type="float">
            <text:p>87.6076</text:p>
          </table:table-cell>
          <table:table-cell office:value-type="float" office:value="72.7385" calcext:value-type="float">
            <text:p>72.7385</text:p>
          </table:table-cell>
          <table:table-cell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77.3" calcext:value-type="float">
            <text:p>77.3</text:p>
          </table:table-cell>
          <table:table-cell office:value-type="float" office:value="113.6" calcext:value-type="float">
            <text:p>113.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.1983" calcext:value-type="float">
            <text:p>89.1983</text:p>
          </table:table-cell>
          <table:table-cell office:value-type="float" office:value="75.125" calcext:value-type="float">
            <text:p>75.125</text:p>
          </table:table-cell>
          <table:table-cell office:value-type="float" office:value="41.739" calcext:value-type="float">
            <text:p>41.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36" calcext:value-type="float">
            <text:p>90.536</text:p>
          </table:table-cell>
          <table:table-cell office:value-type="float" office:value="72.4884" calcext:value-type="float">
            <text:p>72.4884</text:p>
          </table:table-cell>
          <table:table-cell office:value-type="float" office:value="74.6899" calcext:value-type="float">
            <text:p>74.6899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3" calcext:value-type="float">
            <text:p>117.3</text:p>
          </table:table-cell>
          <table:table-cell office:value-type="float" office:value="92.3" calcext:value-type="float">
            <text:p>92.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.302" calcext:value-type="float">
            <text:p>70.302</text:p>
          </table:table-cell>
          <table:table-cell office:value-type="float" office:value="38.3637" calcext:value-type="float">
            <text:p>38.3637</text:p>
          </table:table-cell>
          <table:table-cell office:value-type="float" office:value="33.2077" calcext:value-type="float">
            <text:p>33.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.87" calcext:value-type="float">
            <text:p>112.87</text:p>
          </table:table-cell>
          <table:table-cell office:value-type="float" office:value="90.814" calcext:value-type="float">
            <text:p>90.814</text:p>
          </table:table-cell>
          <table:table-cell office:value-type="float" office:value="93.582" calcext:value-type="float">
            <text:p>93.58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.6749" calcext:value-type="float">
            <text:p>83.6749</text:p>
          </table:table-cell>
          <table:table-cell office:value-type="float" office:value="48.876" calcext:value-type="float">
            <text:p>48.876</text:p>
          </table:table-cell>
          <table:table-cell office:value-type="float" office:value="38.2095" calcext:value-type="float">
            <text:p>38.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22" calcext:value-type="float">
            <text:p>73.022</text:p>
          </table:table-cell>
          <table:table-cell office:value-type="float" office:value="58.6754" calcext:value-type="float">
            <text:p>58.6754</text:p>
          </table:table-cell>
          <table:table-cell office:value-type="float" office:value="62.5489" calcext:value-type="float">
            <text:p>62.5489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73.9" calcext:value-type="float">
            <text:p>73.9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.946016" calcext:value-type="float">
            <text:p>99.946016</text:p>
          </table:table-cell>
          <table:table-cell office:value-type="float" office:value="49.283089" calcext:value-type="float">
            <text:p>49.283089</text:p>
          </table:table-cell>
          <table:table-cell office:value-type="float" office:value="55.556698" calcext:value-type="float">
            <text:p>55.55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52.8255" calcext:value-type="float">
            <text:p>52.8255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39.5" calcext:value-type="float">
            <text:p>39.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.2052" calcext:value-type="float">
            <text:p>85.2052</text:p>
          </table:table-cell>
          <table:table-cell office:value-type="float" office:value="56.0516" calcext:value-type="float">
            <text:p>56.0516</text:p>
          </table:table-cell>
          <table:table-cell office:value-type="float" office:value="35.4617" calcext:value-type="float">
            <text:p>35.4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office:value-type="float" office:value="40.5322" calcext:value-type="float">
            <text:p>40.5322</text:p>
          </table:table-cell>
          <table:table-cell office:value-type="float" office:value="26.7134" calcext:value-type="float">
            <text:p>26.7134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office:value-type="float" office:value="42.6" calcext:value-type="float">
            <text:p>42.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.786" calcext:value-type="float">
            <text:p>41.786</text:p>
          </table:table-cell>
          <table:table-cell office:value-type="float" office:value="25.757" calcext:value-type="float">
            <text:p>25.757</text:p>
          </table:table-cell>
          <table:table-cell office:value-type="float" office:value="23.365" calcext:value-type="float">
            <text:p>23.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11" calcext:value-type="float">
            <text:p>139.11</text:p>
          </table:table-cell>
          <table:table-cell office:value-type="float" office:value="101.31" calcext:value-type="float">
            <text:p>101.31</text:p>
          </table:table-cell>
          <table:table-cell office:value-type="float" office:value="108.7" calcext:value-type="float">
            <text:p>108.7</text:p>
          </table:table-cell>
          <table:table-cell office:value-type="float" office:value="0" calcext:value-type="float">
            <text:p>0</text:p>
          </table:table-cell>
          <table:table-cell office:value-type="float" office:value="96.2963" calcext:value-type="float">
            <text:p>96.296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0.3704" calcext:value-type="float">
            <text:p>70.370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924239" calcext:value-type="float">
            <text:p>113.924239</text:p>
          </table:table-cell>
          <table:table-cell office:value-type="float" office:value="54.445909" calcext:value-type="float">
            <text:p>54.445909</text:p>
          </table:table-cell>
          <table:table-cell office:value-type="float" office:value="59.478329" calcext:value-type="float">
            <text:p>59.47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0305" calcext:value-type="float">
            <text:p>64.0305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20.2726" calcext:value-type="float">
            <text:p>20.27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8.19" calcext:value-type="float">
            <text:p>98.19</text:p>
          </table:table-cell>
          <table:table-cell office:value-type="float" office:value="52.33" calcext:value-type="float">
            <text:p>52.33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972" calcext:value-type="float">
            <text:p>86.972</text:p>
          </table:table-cell>
          <table:table-cell office:value-type="float" office:value="88.187" calcext:value-type="float">
            <text:p>88.187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.029" calcext:value-type="float">
            <text:p>52.029</text:p>
          </table:table-cell>
          <table:table-cell office:value-type="float" office:value="24.4244" calcext:value-type="float">
            <text:p>24.4244</text:p>
          </table:table-cell>
          <table:table-cell office:value-type="float" office:value="28.4953" calcext:value-type="float">
            <text:p>28.4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.98" calcext:value-type="float">
            <text:p>148.98</text:p>
          </table:table-cell>
          <table:table-cell office:value-type="float" office:value="103.06" calcext:value-type="float">
            <text:p>103.06</text:p>
          </table:table-cell>
          <table:table-cell office:value-type="float" office:value="66.219" calcext:value-type="float">
            <text:p>66.2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62.2043" calcext:value-type="float">
            <text:p>62.20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.7073" calcext:value-type="float">
            <text:p>108.7073</text:p>
          </table:table-cell>
          <table:table-cell office:value-type="float" office:value="56.6547" calcext:value-type="float">
            <text:p>56.6547</text:p>
          </table:table-cell>
          <table:table-cell office:value-type="float" office:value="56.5495" calcext:value-type="float">
            <text:p>56.5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636" calcext:value-type="float">
            <text:p>67.636</text:p>
          </table:table-cell>
          <table:table-cell office:value-type="float" office:value="48.347" calcext:value-type="float">
            <text:p>48.347</text:p>
          </table:table-cell>
          <table:table-cell office:value-type="float" office:value="41.388" calcext:value-type="float">
            <text:p>41.388</text:p>
          </table:table-cell>
          <table:table-cell office:value-type="float" office:value="1" calcext:value-type="float">
            <text:p>1</text:p>
          </table:table-cell>
          <table:table-cell office:value-type="float" office:value="73.913" calcext:value-type="float">
            <text:p>73.913</text:p>
          </table:table-cell>
          <table:table-cell office:value-type="float" office:value="54.3478" calcext:value-type="float">
            <text:p>54.3478</text:p>
          </table:table-cell>
          <table:table-cell office:value-type="float" office:value="41.3043" calcext:value-type="float">
            <text:p>41.304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.2374" calcext:value-type="float">
            <text:p>64.2374</text:p>
          </table:table-cell>
          <table:table-cell office:value-type="float" office:value="37.3779" calcext:value-type="float">
            <text:p>37.3779</text:p>
          </table:table-cell>
          <table:table-cell office:value-type="float" office:value="28.9487" calcext:value-type="float">
            <text:p>28.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75.358" calcext:value-type="float">
            <text:p>75.35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1" calcext:value-type="float">
            <text:p>31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27" calcext:value-type="float">
            <text:p>27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4.8012" calcext:value-type="float">
            <text:p>94.8012</text:p>
          </table:table-cell>
          <table:table-cell office:value-type="float" office:value="54.5798" calcext:value-type="float">
            <text:p>54.5798</text:p>
          </table:table-cell>
          <table:table-cell office:value-type="float" office:value="43.1535" calcext:value-type="float">
            <text:p>43.1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33" calcext:value-type="float">
            <text:p>93.133</text:p>
          </table:table-cell>
          <table:table-cell office:value-type="float" office:value="76.095" calcext:value-type="float">
            <text:p>76.095</text:p>
          </table:table-cell>
          <table:table-cell office:value-type="float" office:value="66.444" calcext:value-type="float">
            <text:p>66.444</text:p>
          </table:table-cell>
          <table:table-cell office:value-type="float" office:value="0" calcext:value-type="float">
            <text:p>0</text:p>
          </table:table-cell>
          <table:table-cell office:value-type="float" office:value="71.7949" calcext:value-type="float">
            <text:p>71.7949</text:p>
          </table:table-cell>
          <table:table-cell office:value-type="float" office:value="56.4103" calcext:value-type="float">
            <text:p>56.4103</text:p>
          </table:table-cell>
          <table:table-cell office:value-type="float" office:value="43.5897" calcext:value-type="float">
            <text:p>43.589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4995" calcext:value-type="float">
            <text:p>76.4995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29.6974" calcext:value-type="float">
            <text:p>29.6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.553" calcext:value-type="float">
            <text:p>80.553</text:p>
          </table:table-cell>
          <table:table-cell office:value-type="float" office:value="63.879" calcext:value-type="float">
            <text:p>63.879</text:p>
          </table:table-cell>
          <table:table-cell office:value-type="float" office:value="68.551" calcext:value-type="float">
            <text:p>68.551</text:p>
          </table:table-cell>
          <table:table-cell office:value-type="float" office:value="0" calcext:value-type="float">
            <text:p>0</text:p>
          </table:table-cell>
          <table:table-cell office:value-type="float" office:value="121.4286" calcext:value-type="float">
            <text:p>121.4286</text:p>
          </table:table-cell>
          <table:table-cell office:value-type="float" office:value="103.5714" calcext:value-type="float">
            <text:p>103.5714</text:p>
          </table:table-cell>
          <table:table-cell office:value-type="float" office:value="82.1429" calcext:value-type="float">
            <text:p>82.14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375" calcext:value-type="float">
            <text:p>76.8375</text:p>
          </table:table-cell>
          <table:table-cell office:value-type="float" office:value="44.4003" calcext:value-type="float">
            <text:p>44.4003</text:p>
          </table:table-cell>
          <table:table-cell office:value-type="float" office:value="32.8363" calcext:value-type="float">
            <text:p>32.8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931" calcext:value-type="float">
            <text:p>72.931</text:p>
          </table:table-cell>
          <table:table-cell office:value-type="float" office:value="78.349" calcext:value-type="float">
            <text:p>78.349</text:p>
          </table:table-cell>
          <table:table-cell office:value-type="float" office:value="34.419" calcext:value-type="float">
            <text:p>34.41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.518" calcext:value-type="float">
            <text:p>88.518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9.9756" calcext:value-type="float">
            <text:p>39.9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344" calcext:value-type="float">
            <text:p>81.344</text:p>
          </table:table-cell>
          <table:table-cell office:value-type="float" office:value="75.275" calcext:value-type="float">
            <text:p>75.275</text:p>
          </table:table-cell>
          <table:table-cell office:value-type="float" office:value="81.683" calcext:value-type="float">
            <text:p>81.683</text:p>
          </table:table-cell>
          <table:table-cell office:value-type="float" office:value="0" calcext:value-type="float">
            <text:p>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71.0526" calcext:value-type="float">
            <text:p>71.0526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6293" calcext:value-type="float">
            <text:p>65.6293</text:p>
          </table:table-cell>
          <table:table-cell office:value-type="float" office:value="33.2575" calcext:value-type="float">
            <text:p>33.2575</text:p>
          </table:table-cell>
          <table:table-cell office:value-type="float" office:value="33.2866" calcext:value-type="float">
            <text:p>33.2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2933" calcext:value-type="float">
            <text:p>96.2933</text:p>
          </table:table-cell>
          <table:table-cell office:value-type="float" office:value="65.0982" calcext:value-type="float">
            <text:p>65.0982</text:p>
          </table:table-cell>
          <table:table-cell office:value-type="float" office:value="67.3576" calcext:value-type="float">
            <text:p>67.357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.8824" calcext:value-type="float">
            <text:p>55.8824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8304" calcext:value-type="float">
            <text:p>94.8304</text:p>
          </table:table-cell>
          <table:table-cell office:value-type="float" office:value="46.0919" calcext:value-type="float">
            <text:p>46.0919</text:p>
          </table:table-cell>
          <table:table-cell office:value-type="float" office:value="50.5533" calcext:value-type="float">
            <text:p>50.5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2192" calcext:value-type="float">
            <text:p>84.2192</text:p>
          </table:table-cell>
          <table:table-cell office:value-type="float" office:value="66.7717" calcext:value-type="float">
            <text:p>66.7717</text:p>
          </table:table-cell>
          <table:table-cell office:value-type="float" office:value="67.7673" calcext:value-type="float">
            <text:p>67.7673</text:p>
          </table:table-cell>
          <table:table-cell office:value-type="float" office:value="1" calcext:value-type="float">
            <text:p>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84.2105" calcext:value-type="float">
            <text:p>84.2105</text:p>
          </table:table-cell>
          <table:table-cell office:value-type="float" office:value="78.9474" calcext:value-type="float">
            <text:p>78.947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.2551" calcext:value-type="float">
            <text:p>60.2551</text:p>
          </table:table-cell>
          <table:table-cell office:value-type="float" office:value="35.1895" calcext:value-type="float">
            <text:p>35.1895</text:p>
          </table:table-cell>
          <table:table-cell office:value-type="float" office:value="26.3632" calcext:value-type="float">
            <text:p>26.3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74" calcext:value-type="float">
            <text:p>94.574</text:p>
          </table:table-cell>
          <table:table-cell office:value-type="float" office:value="91.18" calcext:value-type="float">
            <text:p>91.18</text:p>
          </table:table-cell>
          <table:table-cell office:value-type="float" office:value="94.004" calcext:value-type="float">
            <text:p>94.004</text:p>
          </table:table-cell>
          <table:table-cell office:value-type="float" office:value="0" calcext:value-type="float">
            <text:p>0</text:p>
          </table:table-cell>
          <table:table-cell office:value-type="float" office:value="65.8537" calcext:value-type="float">
            <text:p>65.8537</text:p>
          </table:table-cell>
          <table:table-cell office:value-type="float" office:value="53.6585" calcext:value-type="float">
            <text:p>53.6585</text:p>
          </table:table-cell>
          <table:table-cell office:value-type="float" office:value="51.2195" calcext:value-type="float">
            <text:p>51.219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01" calcext:value-type="float">
            <text:p>76.801</text:p>
          </table:table-cell>
          <table:table-cell office:value-type="float" office:value="35.0377" calcext:value-type="float">
            <text:p>35.0377</text:p>
          </table:table-cell>
          <table:table-cell office:value-type="float" office:value="47.3032" calcext:value-type="float">
            <text:p>47.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717" calcext:value-type="float">
            <text:p>104.2717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05.4157" calcext:value-type="float">
            <text:p>105.4157</text:p>
          </table:table-cell>
          <table:table-cell office:value-type="float" office:value="0" calcext:value-type="float">
            <text:p>0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5.6554" calcext:value-type="float">
            <text:p>115.6554</text:p>
          </table:table-cell>
          <table:table-cell office:value-type="float" office:value="72.2456" calcext:value-type="float">
            <text:p>72.2456</text:p>
          </table:table-cell>
          <table:table-cell office:value-type="float" office:value="51.3826" calcext:value-type="float">
            <text:p>51.38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253" calcext:value-type="float">
            <text:p>77.3253</text:p>
          </table:table-cell>
          <table:table-cell office:value-type="float" office:value="62.34" calcext:value-type="float">
            <text:p>62.34</text:p>
          </table:table-cell>
          <table:table-cell office:value-type="float" office:value="49.4803" calcext:value-type="float">
            <text:p>49.48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.6407" calcext:value-type="float">
            <text:p>47.6407</text:p>
          </table:table-cell>
          <table:table-cell office:value-type="float" office:value="28.5792" calcext:value-type="float">
            <text:p>28.5792</text:p>
          </table:table-cell>
          <table:table-cell office:value-type="float" office:value="20.9445" calcext:value-type="float">
            <text:p>20.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3478" calcext:value-type="float">
            <text:p>131.3478</text:p>
          </table:table-cell>
          <table:table-cell office:value-type="float" office:value="93.4942" calcext:value-type="float">
            <text:p>93.4942</text:p>
          </table:table-cell>
          <table:table-cell office:value-type="float" office:value="41.7519" calcext:value-type="float">
            <text:p>41.7519</text:p>
          </table:table-cell>
          <table:table-cell office:value-type="float" office:value="1" calcext:value-type="float">
            <text:p>1</text:p>
          </table:table-cell>
          <table:table-cell office:value-type="float" office:value="82.6087" calcext:value-type="float">
            <text:p>82.6087</text:p>
          </table:table-cell>
          <table:table-cell table:number-columns-repeated="2" office:value-type="float" office:value="73.913" calcext:value-type="float">
            <text:p>73.9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4.4407" calcext:value-type="float">
            <text:p>114.4407</text:p>
          </table:table-cell>
          <table:table-cell office:value-type="float" office:value="75.8033" calcext:value-type="float">
            <text:p>75.8033</text:p>
          </table:table-cell>
          <table:table-cell office:value-type="float" office:value="52.4626" calcext:value-type="float">
            <text:p>52.4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03" calcext:value-type="float">
            <text:p>67.703</text:p>
          </table:table-cell>
          <table:table-cell office:value-type="float" office:value="65.941" calcext:value-type="float">
            <text:p>65.94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.9504" calcext:value-type="float">
            <text:p>66.9504</text:p>
          </table:table-cell>
          <table:table-cell office:value-type="float" office:value="45.9296" calcext:value-type="float">
            <text:p>45.9296</text:p>
          </table:table-cell>
          <table:table-cell office:value-type="float" office:value="27.8258" calcext:value-type="float">
            <text:p>27.8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1262" calcext:value-type="float">
            <text:p>94.1262</text:p>
          </table:table-cell>
          <table:table-cell office:value-type="float" office:value="92.8304" calcext:value-type="float">
            <text:p>92.8304</text:p>
          </table:table-cell>
          <table:table-cell office:value-type="float" office:value="75.3553" calcext:value-type="float">
            <text:p>75.35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.0596" calcext:value-type="float">
            <text:p>82.0596</text:p>
          </table:table-cell>
          <table:table-cell office:value-type="float" office:value="44.0898" calcext:value-type="float">
            <text:p>44.0898</text:p>
          </table:table-cell>
          <table:table-cell office:value-type="float" office:value="40.5487" calcext:value-type="float">
            <text:p>40.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34.8868" calcext:value-type="float">
            <text:p>134.8868</text:p>
          </table:table-cell>
          <table:table-cell office:value-type="float" office:value="0" calcext:value-type="float">
            <text:p>0</text:p>
          </table:table-cell>
          <table:table-cell office:value-type="float" office:value="96.7742" calcext:value-type="float">
            <text:p>96.77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7.3633" calcext:value-type="float">
            <text:p>67.3633</text:p>
          </table:table-cell>
          <table:table-cell office:value-type="float" office:value="45.4151" calcext:value-type="float">
            <text:p>45.4151</text:p>
          </table:table-cell>
          <table:table-cell office:value-type="float" office:value="28.8906" calcext:value-type="float">
            <text:p>28.8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099255826244" calcext:value-type="float">
            <text:p>98.6099255826244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.906" calcext:value-type="float">
            <text:p>60.906</text:p>
          </table:table-cell>
          <table:table-cell office:value-type="float" office:value="38.8527" calcext:value-type="float">
            <text:p>38.8527</text:p>
          </table:table-cell>
          <table:table-cell office:value-type="float" office:value="25.5111" calcext:value-type="float">
            <text:p>25.5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5991" calcext:value-type="float">
            <text:p>72.5991</text:p>
          </table:table-cell>
          <table:table-cell office:value-type="float" office:value="81.0987" calcext:value-type="float">
            <text:p>81.0987</text:p>
          </table:table-cell>
          <table:table-cell office:value-type="float" office:value="93.2233" calcext:value-type="float">
            <text:p>93.2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.1111" calcext:value-type="float">
            <text:p>111.1111</text:p>
          </table:table-cell>
          <table:table-cell office:value-type="float" office:value="113.3333" calcext:value-type="float">
            <text:p>113.33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2T20:51:14.487286720</dc:date>
    <meta:editing-duration>P8DT15H58M34S</meta:editing-duration>
    <meta:editing-cycles>33</meta:editing-cycles>
    <meta:document-statistic meta:table-count="1" meta:cell-count="819" meta:object-count="0"/>
  </office:meta>
</office:document-meta>
</file>